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Liberation Serif" fo:font-size="10pt" officeooo:rsid="00003560" officeooo:paragraph-rsid="000187fd" style:font-size-asian="10pt" style:font-size-complex="10pt"/>
    </style:style>
    <style:style style:name="P2" style:family="paragraph" style:parent-style-name="Standard">
      <style:text-properties fo:color="#000000" loext:opacity="100%" style:font-name="Liberation Serif" fo:font-size="10pt" officeooo:paragraph-rsid="000187fd" style:font-size-asian="10pt" style:font-size-complex="10pt"/>
    </style:style>
    <style:style style:name="P3" style:family="paragraph" style:parent-style-name="Standard">
      <style:text-properties fo:color="#000000" loext:opacity="100%" style:font-name="Liberation Serif" fo:font-size="10pt" officeooo:rsid="000187fd" officeooo:paragraph-rsid="000187fd" style:font-size-asian="10pt" style:font-size-complex="10pt"/>
    </style:style>
    <style:style style:name="P4" style:family="paragraph" style:parent-style-name="Standard">
      <style:text-properties fo:color="#000000" loext:opacity="100%" style:font-name="Liberation Serif" fo:font-size="10pt" officeooo:rsid="000a3f85" officeooo:paragraph-rsid="000a3f85" style:font-size-asian="10pt" style:font-size-complex="10pt"/>
    </style:style>
    <style:style style:name="P5" style:family="paragraph" style:parent-style-name="Standard">
      <style:text-properties fo:color="#000000" loext:opacity="100%" style:font-name="Liberation Serif" fo:font-size="10pt" officeooo:rsid="00063a0f" officeooo:paragraph-rsid="00063a0f" style:font-size-asian="10pt" style:font-size-complex="10pt"/>
    </style:style>
    <style:style style:name="P6" style:family="paragraph" style:parent-style-name="Standard">
      <style:text-properties fo:color="#000000" loext:opacity="100%" style:font-name="Liberation Serif" fo:font-size="10pt" officeooo:rsid="000de90a" officeooo:paragraph-rsid="000de90a" style:font-size-asian="10pt" style:font-size-complex="10pt"/>
    </style:style>
    <style:style style:name="P7" style:family="paragraph" style:parent-style-name="Standard">
      <style:text-properties style:font-name="Liberation Serif" fo:font-size="10pt" officeooo:rsid="000187fd" officeooo:paragraph-rsid="000187fd" style:font-size-asian="10pt" style:font-size-complex="10pt"/>
    </style:style>
    <style:style style:name="P8" style:family="paragraph" style:parent-style-name="Standard" style:list-style-name="L1">
      <style:text-properties fo:color="#000000" loext:opacity="100%" style:font-name="Liberation Serif" fo:font-size="10pt" officeooo:paragraph-rsid="00063a0f" style:font-size-asian="10pt" style:font-size-complex="10pt"/>
    </style:style>
    <style:style style:name="P9" style:family="paragraph" style:parent-style-name="Standard" style:list-style-name="L2">
      <style:text-properties fo:color="#000000" loext:opacity="100%" style:font-name="Liberation Serif" fo:font-size="10pt" officeooo:paragraph-rsid="0006df4c" style:font-size-asian="10pt" style:font-size-complex="10pt"/>
    </style:style>
    <style:style style:name="P10" style:family="paragraph" style:parent-style-name="Standard" style:list-style-name="L2">
      <style:text-properties fo:color="#000000" loext:opacity="100%" style:font-name="Liberation Serif" fo:font-size="10pt" officeooo:paragraph-rsid="0008f1cb" style:font-size-asian="10pt" style:font-size-complex="10pt"/>
    </style:style>
    <style:style style:name="P11" style:family="paragraph" style:parent-style-name="Standard" style:list-style-name="L2">
      <style:text-properties fo:color="#000000" loext:opacity="100%" style:font-name="Liberation Serif" fo:font-size="10pt" officeooo:rsid="000a3f85" officeooo:paragraph-rsid="000a3f85" style:font-size-asian="10pt" style:font-size-complex="10pt"/>
    </style:style>
    <style:style style:name="P12" style:family="paragraph" style:parent-style-name="Standard" style:list-style-name="L4">
      <style:text-properties fo:color="#000000" loext:opacity="100%" style:font-name="Liberation Serif" fo:font-size="10pt" officeooo:rsid="000a3f85" officeooo:paragraph-rsid="000a3f85" style:font-size-asian="10pt" style:font-size-complex="10pt"/>
    </style:style>
    <style:style style:name="P13" style:family="paragraph" style:parent-style-name="Standard" style:list-style-name="L3">
      <style:text-properties fo:color="#000000" loext:opacity="100%" style:font-name="Liberation Serif" fo:font-size="10pt" officeooo:rsid="00078a28" officeooo:paragraph-rsid="00078a28" style:font-size-asian="10pt" style:font-size-complex="10pt"/>
    </style:style>
    <style:style style:name="P14" style:family="paragraph" style:parent-style-name="Standard" style:list-style-name="L4">
      <style:text-properties fo:color="#000000" loext:opacity="100%" style:font-name="Liberation Serif" fo:font-size="10pt" officeooo:rsid="00078a28" officeooo:paragraph-rsid="00078a28" style:font-size-asian="10pt" style:font-size-complex="10pt"/>
    </style:style>
    <style:style style:name="P15" style:family="paragraph" style:parent-style-name="Standard" style:list-style-name="L4">
      <style:text-properties fo:color="#000000" loext:opacity="100%" style:font-name="Liberation Serif" fo:font-size="10pt" officeooo:rsid="0006df4c" officeooo:paragraph-rsid="0006df4c" style:font-size-asian="10pt" style:font-size-complex="10pt"/>
    </style:style>
    <style:style style:name="P16" style:family="paragraph" style:parent-style-name="Standard" style:list-style-name="L5">
      <style:text-properties fo:color="#000000" loext:opacity="100%" style:font-name="Liberation Serif" fo:font-size="10pt" officeooo:rsid="000de90a" officeooo:paragraph-rsid="000de90a" style:font-size-asian="10pt" style:font-size-complex="10pt"/>
    </style:style>
    <style:style style:name="P17" style:family="paragraph" style:parent-style-name="Standard" style:list-style-name="L5">
      <style:text-properties fo:color="#000000" loext:opacity="100%" style:font-name="Liberation Serif" fo:font-size="12pt" officeooo:rsid="000de90a" officeooo:paragraph-rsid="000de90a" style:font-size-asian="12pt" style:font-size-complex="12pt"/>
    </style:style>
    <style:style style:name="P18" style:family="paragraph" style:parent-style-name="Standard" style:list-style-name="L5">
      <style:text-properties fo:color="#000000" loext:opacity="100%" style:font-name="Liberation Serif" fo:font-size="12pt" officeooo:rsid="000de90a" officeooo:paragraph-rsid="001402b4" style:font-size-asian="12pt" style:font-size-complex="12pt"/>
    </style:style>
    <style:style style:name="P19" style:family="paragraph" style:parent-style-name="Standard" style:list-style-name="L5">
      <style:text-properties fo:color="#000000" loext:opacity="100%" style:font-name="Liberation Serif" fo:font-size="12pt" officeooo:rsid="0013c3cf" officeooo:paragraph-rsid="0013c3cf" style:font-size-asian="12pt" style:font-size-complex="12pt"/>
    </style:style>
    <style:style style:name="P20" style:family="paragraph" style:parent-style-name="Standard" style:list-style-name="L2">
      <style:text-properties fo:font-variant="normal" fo:text-transform="none" fo:color="#000000" loext:opacity="100%" style:font-name="Liberation Serif" fo:font-size="10pt" fo:letter-spacing="normal" fo:font-style="normal" fo:font-weight="normal" officeooo:rsid="000c1be2" officeooo:paragraph-rsid="000c1be2" style:font-size-asian="10pt" style:font-size-complex="10pt"/>
    </style:style>
    <style:style style:name="P21" style:family="paragraph" style:parent-style-name="Standard" style:list-style-name="L5">
      <style:text-properties officeooo:paragraph-rsid="000de90a"/>
    </style:style>
    <style:style style:name="P22" style:family="paragraph" style:parent-style-name="Standard" style:list-style-name="L5">
      <style:text-properties officeooo:paragraph-rsid="000fbe3e"/>
    </style:style>
    <style:style style:name="P23" style:family="paragraph" style:parent-style-name="Standard" style:list-style-name="L5">
      <style:text-properties officeooo:paragraph-rsid="00110d68"/>
    </style:style>
    <style:style style:name="P24" style:family="paragraph" style:parent-style-name="Standard" style:list-style-name="L5">
      <style:text-properties officeooo:rsid="000fbe3e" officeooo:paragraph-rsid="00110d68"/>
    </style:style>
    <style:style style:name="P25" style:family="paragraph" style:parent-style-name="Standard" style:list-style-name="L5">
      <style:text-properties fo:font-size="10pt" officeooo:paragraph-rsid="00110d68" style:font-size-asian="10pt" style:font-size-complex="10pt"/>
    </style:style>
    <style:style style:name="P26" style:family="paragraph" style:parent-style-name="Standard" style:list-style-name="L5">
      <style:text-properties officeooo:rsid="0012c604" officeooo:paragraph-rsid="0012c604"/>
    </style:style>
    <style:style style:name="T1" style:family="text">
      <style:text-properties officeooo:rsid="000187fd"/>
    </style:style>
    <style:style style:name="T2" style:family="text">
      <style:text-properties officeooo:rsid="000200a5"/>
    </style:style>
    <style:style style:name="T3" style:family="text">
      <style:text-properties fo:color="#000000" loext:opacity="100%" style:font-name="Liberation Serif" fo:font-size="10pt" style:font-size-asian="10pt" style:font-size-complex="10pt"/>
    </style:style>
    <style:style style:name="T4" style:family="text">
      <style:text-properties fo:color="#000000" loext:opacity="100%" style:font-name="Liberation Serif" fo:font-size="10pt" officeooo:rsid="000fbe3e" style:font-size-asian="10pt" style:font-size-complex="10pt"/>
    </style:style>
    <style:style style:name="T5" style:family="text">
      <style:text-properties fo:color="#000000" loext:opacity="100%" style:font-name="Liberation Serif" fo:font-size="10pt" officeooo:rsid="000de90a" style:font-size-asian="10pt" style:font-size-complex="10pt"/>
    </style:style>
    <style:style style:name="T6" style:family="text">
      <style:text-properties officeooo:rsid="00063a0f"/>
    </style:style>
    <style:style style:name="T7" style:family="text">
      <style:text-properties officeooo:rsid="00003560"/>
    </style:style>
    <style:style style:name="T8" style:family="text">
      <style:text-properties officeooo:rsid="0006df4c"/>
    </style:style>
    <style:style style:name="T9" style:family="text">
      <style:text-properties fo:font-variant="normal" fo:text-transform="none" fo:font-style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8f1cb"/>
    </style:style>
    <style:style style:name="T12" style:family="text">
      <style:text-properties fo:font-variant="normal" fo:text-transform="none" fo:color="#000000" loext:opacity="100%" style:font-name="Liberation Serif" fo:letter-spacing="normal" fo:font-style="normal" fo:font-weight="normal" officeooo:rsid="00110d68"/>
    </style:style>
    <style:style style:name="T13" style:family="text">
      <style:text-properties fo:font-variant="normal" fo:text-transform="none" fo:color="#000000" loext:opacity="100%" style:font-name="Liberation Serif" fo:letter-spacing="normal" fo:font-style="normal" fo:font-weight="normal" officeooo:rsid="000fbe3e"/>
    </style:style>
    <style:style style:name="T14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110d68" style:font-size-asian="10pt" style:font-size-complex="10pt"/>
    </style:style>
    <style:style style:name="T1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0fbe3e" style:font-size-asian="10pt" style:font-size-complex="10pt"/>
    </style:style>
    <style:style style:name="T1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11d3bb" style:font-size-asian="10pt" style:font-size-complex="10pt"/>
    </style:style>
    <style:style style:name="T18" style:family="text">
      <style:text-properties officeooo:rsid="0008f1cb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402b4" style:font-size-asian="10pt" style:font-size-complex="10pt"/>
    </style:style>
    <style:style style:name="T21" style:family="text">
      <style:text-properties fo:font-size="10pt" officeooo:rsid="0013c3cf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teratura medyczna:</text:p>
      <text:p text:style-name="P1"/>
      <text:list text:style-name="L1">
        <text:list-item>
          <text:p text:style-name="P8"><text:span text:style-name="T6">Trybusa M.: </text:span><text:span text:style-name="T7">Podstawy szycia chirurgicznego, </text:span><text:span text:style-name="T6">Medycyna Praktyczna, Kraków 2006</text:span></text:p>
        </text:list-item>
      </text:list>
      <text:p text:style-name="P2"/>
      <text:p text:style-name="P3">O VR:</text:p>
      <text:list text:style-name="L2">
        <text:list-item>
          <text:p text:style-name="P9"><text:span text:style-name="T8">Cvetković D.: </text:span><text:span text:style-name="T9">Virtual Reality and Its Application in Education</text:span><text:span text:style-name="T1">, </text:span><text:span text:style-name="T8">IntechOpen 2020</text:span></text:p>
        </text:list-item>
        <text:list-item>
          <text:p text:style-name="P9"><text:span text:style-name="T8">Grabarczyk P.: </text:span><text:span text:style-name="T2">What is Real in Virtual Reality?, </text:span><text:span text:style-name="T10">Towarzystwo Naukowe KUL &amp; Katolicki Uniwersytet Lubelski Jana Pawła II </text:span><text:span text:style-name="T8">2024</text:span></text:p>
        </text:list-item>
        <text:list-item>
          <text:p text:style-name="P10"><text:span text:style-name="T18">Ambroży N., Serafin J.: RZECZYWISTE ZA STOSOWANIE WIRTUALNEGO ŚWIATA: METAANALIZA BADAŃ N A TEMAT WIRTUALNEJ RZECZYWISTOŚCI, </text:span><text:span text:style-name="T11">Wyższa Szkoła Bezpieczeństwa Publicznego i Indywidualnego “Apeiron” w Krakowie 2016</text:span></text:p>
        </text:list-item>
        <text:list-item>
          <text:p text:style-name="P11"><text:span text:style-name="T11">W</text:span><text:span text:style-name="T10">alas A.: Wirtualna rzeczywistość jako narzędzie badacza społecznego, Uniwersytet Łódzki 2023</text:span></text:p>
        </text:list-item>
        <text:list-item>
          <text:p text:style-name="P20">Zająć J., Wojciszek B.: W poszukiwaniu substytutu fizycznej obecności człowieka: wpływ wirtualnego asystenta na skuteczność wykonania zadań, Psychologia Społeczna 2016</text:p>
        </text:list-item>
      </text:list>
      <text:p text:style-name="P5"/>
      <text:p text:style-name="P5">O Unity:</text:p>
      <text:list text:style-name="L3">
        <text:list-item>
          <text:p text:style-name="P13">Linowes J., <text:span text:style-name="T6">Unity Virtual Reality Projects, Second Edition, </text:span>Packt Publishing Ltd., Birmingham 2018</text:p>
        </text:list-item>
      </text:list>
      <text:p text:style-name="P3"/>
      <text:p text:style-name="P3">O symulatorach:</text:p>
      <text:list text:style-name="L4">
        <text:list-item>
          <text:p text:style-name="P14">Wiśniewski A., Chełstowska B., <text:span text:style-name="T1">Symulacja medyczna. Informator dla studentów kierunku pielęgniarstwo, </text:span>Wydawnictwo Naukowe Uniwersytetu Kardynała Stefana Wyszyńskiego, Warszawa 2023</text:p>
        </text:list-item>
        <text:list-item>
          <text:p text:style-name="P15">Panczyk M., Gałązkowski R., Gotlib J., W<text:span text:style-name="T1">ykorzystanie symulacji do oceny umiejętności technicznych studentów medycyny i ratownictwa medycznego: aktualny przegląd badań, </text:span>Uniwersytet Medyczny w Warszawie 2016</text:p>
        </text:list-item>
        <text:list-item>
          <text:p text:style-name="P12">Szybicki D., Pietruś P.: Zastosowanie wirtualnej rzeczywistości w projektowaniu stacji zrobotyzowanych, Politechnika Rzeszowska im. Ignacego Łukasiewicza, Katedra Mechaniki Stosowanej i Robotyki 2020</text:p>
        </text:list-item>
      </text:list>
      <text:p text:style-name="P4"/>
      <text:p text:style-name="P6">Linki do dokumentacji:</text:p>
      <text:list text:style-name="L5">
        <text:list-item>
          <text:p text:style-name="P17"><text:span text:style-name="T19">Apple Developer Documentation, </text:span><text:a xlink:type="simple" xlink:href="https://developer.apple.com/design/human-interface-guidelines/inputs" text:style-name="Internet_20_link" text:visited-style-name="Visited_20_Internet_20_Link"><text:span text:style-name="T19">https://developer.apple.com/design/human-interface-guidelines/inputs</text:span></text:a><text:span text:style-name="T19">, [Dostęp: 6.10.2024]</text:span></text:p>
        </text:list-item>
        <text:list-item>
          <text:p text:style-name="P18"><text:span text:style-name="T20">Apple Vision Pro Technical Specification, </text:span><text:a xlink:type="simple" xlink:href="https://www.meta.com/ch/en/quest/quest-pro/tech-specs/#tech-specs" text:style-name="Internet_20_link" text:visited-style-name="Visited_20_Internet_20_Link"><text:span text:style-name="T19">https://www.meta.com/ch/en/quest/quest-pro/tech-specs/#tech-specs</text:span></text:a><text:span text:style-name="T19">, </text:span><text:span text:style-name="T20">[Dostęp: 13.10.2024]</text:span><text:span text:style-name="T21">//(Przypis – Rozdział III – 3.1)</text:span></text:p>
        </text:list-item>
        <text:list-item>
          <text:p text:style-name="P16">PICO Unity Interaction SDK, https://developer.picoxr.com/document/unity/interaction-pack-overview/, [Dostęp: 1.10.2024]</text:p>
        </text:list-item>
        <text:list-item>
          <text:p text:style-name="P19"><text:span text:style-name="T19">PICO devices, </text:span><text:a xlink:type="simple" xlink:href="https://developer.picoxr.com/document/discover/xr-devices/#71eef3d5" text:style-name="Internet_20_link" text:visited-style-name="Visited_20_Internet_20_Link"><text:span text:style-name="T19">https://developer.picoxr.com/document/discover/xr-devices/#71eef3d5</text:span></text:a><text:span text:style-name="T19">, [Dostęp: 13.10.2024] //(Przypis – Rozdział III – 3.1)</text:span></text:p>
        </text:list-item>
        <text:list-item>
          <text:p text:style-name="P21"><text:span text:style-name="T4">MetaHorizon Develop for Unity, </text:span><text:a xlink:type="simple" xlink:href="https://developers.meta.com/horizon/develop/unity" text:style-name="Internet_20_link" text:visited-style-name="Visited_20_Internet_20_Link"><text:span text:style-name="T19">https://developers.meta.com/horizon/develop/unity</text:span></text:a><text:span text:style-name="T5">, </text:span><text:span text:style-name="T4">[Dostęp: 25.09.2024]</text:span></text:p>
        </text:list-item>
        <text:list-item>
          <text:p text:style-name="P24"><text:span text:style-name="T3">Vive Developers, </text:span><text:a xlink:type="simple" xlink:href="https://developer.vive.com/us/" text:style-name="Internet_20_link" text:visited-style-name="Visited_20_Internet_20_Link"><text:span text:style-name="T19">https://developer.vive.com/us/</text:span></text:a><text:span text:style-name="T3">, [Dostęp: 20.09.2024]<text:line-break/></text:span><text:span text:style-name="T15">___________________________________________________________________<text:line-break/>Facial tracking:</text:span></text:p>
        </text:list-item>
        <text:list-item>
          <text:p text:style-name="P22"><text:span text:style-name="T4">Wikipedia, Facial Action Coding System, </text:span><text:a xlink:type="simple" xlink:href="https://en.wikipedia.org/wiki/Facial_Action_Coding_System" text:style-name="Internet_20_link" text:visited-style-name="Visited_20_Internet_20_Link"><text:span text:style-name="T19">https://en.wikipedia.org/wiki/Facial_Action_Coding_System</text:span></text:a><text:span text:style-name="T4">, [Dostęp: 15.09.2024]</text:span></text:p>
        </text:list-item>
        <text:list-item>
          <text:p text:style-name="P22"><text:span text:style-name="T4">Bryn Farnsworth, </text:span><text:span text:style-name="T14">Facial Action Coding System (FACS) – A Visual Guidebook</text:span><text:span text:style-name="T16">, </text:span><text:a xlink:type="simple" xlink:href="https://imotions.com/blog/learning/research-fundamentals/facial-action-coding-system/" text:style-name="Internet_20_link" text:visited-style-name="Visited_20_Internet_20_Link"><text:span text:style-name="T19">https://imotions.com/blog/learning/research-fundamentals/facial-action-coding-system/</text:span></text:a><text:span text:style-name="T16">, [Dostęp: 12.09.2024]</text:span></text:p>
        </text:list-item>
        <text:list-item>
          <text:p text:style-name="P23"><text:span text:style-name="T16">U</text:span><text:span text:style-name="T15">nity Documentation, Skinned Mesh renderer component, </text:span><text:a xlink:type="simple" xlink:href="https://docs.unity3d.com/Manual/class-SkinnedMeshRenderer.html" text:style-name="Internet_20_link" text:visited-style-name="Visited_20_Internet_20_Link"><text:span text:style-name="T19">https://docs.unity3d.com/Manual/class-SkinnedMeshRenderer.html</text:span></text:a><text:span text:style-name="T15">, [Dostęp: 10.09.2024]</text:span></text:p>
        </text:list-item>
        <text:list-item>
          <text:p text:style-name="P25"><text:span text:style-name="T13">U</text:span><text:span text:style-name="T12">nity Documentation, Oculus Movement Tracking, https://oculus-samples.github.io/Unity-Movement/api/Oculus.Movement.Tracking.html, [Dostęp: 10.09.2024]</text:span></text:p>
        </text:list-item>
        <text:list-item>
          <text:p text:style-name="P23"><text:span text:style-name="T15">GitHub, oculus-samples/Unity-Movement, </text:span><text:a xlink:type="simple" xlink:href="https://github.com/oculus-samples/Unity-Movement" text:style-name="Internet_20_link" text:visited-style-name="Visited_20_Internet_20_Link"><text:span text:style-name="T19">https://github.com/oculus-samples/Unity-Movement</text:span></text:a><text:span text:style-name="T15">, [Dostęp: 05.09.2024]<text:line-break/>___________________________________________________________________<text:line-break/></text:span><text:span text:style-name="T17">Optimisation for VR</text:span><text:span text:style-name="T15">:</text:span></text:p>
        </text:list-item>
        <text:list-item>
          <text:p text:style-name="P26"><text:span text:style-name="T15">U</text:span><text:span text:style-name="T14">nity Documentation, Support for proprietary model file formats, </text:span><text:a xlink:type="simple" xlink:href="https://docs.unity3d.com/Manual/HOWTO-ImportObjectsFrom3DApps.html" text:style-name="Internet_20_link" text:visited-style-name="Visited_20_Internet_20_Link"><text:span text:style-name="T19">https://docs.unity3d.com/Manual/HOWTO-ImportObjectsFrom3DApps.html</text:span></text:a><text:span text:style-name="T14">, [Dostęp: 07.09.2024] 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Pa38" style:family="paragraph" style:parent-style-name="Default" style:next-style-name="Default">
      <style:paragraph-properties style:line-height-at-least="0.496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1-13T12:28:00</meta:creation-date>
    <dc:date>2024-10-13T18:56:33.175000000</dc:date>
    <meta:editing-duration>PT1H2M</meta:editing-duration>
    <meta:editing-cycles>7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7" meta:word-count="314" meta:character-count="3252" meta:non-whitespace-character-count="2981"/>
  </office:meta>
</office:document-meta>
</file>